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c189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18c189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1d4ba2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ea249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2577b9"/>
    </style:style>
    <style:style style:name="P7" style:family="paragraph" style:parent-style-name="Heading_20_2">
      <style:paragraph-properties fo:margin-top="0cm" fo:margin-bottom="0cm" loext:contextual-spacing="false"/>
      <style:text-properties officeooo:paragraph-rsid="001ea249"/>
    </style:style>
    <style:style style:name="P8" style:family="paragraph" style:parent-style-name="Text_20_body">
      <style:paragraph-properties fo:margin-top="0cm" fo:margin-bottom="0cm" loext:contextual-spacing="false" fo:break-before="page"/>
      <style:text-properties officeooo:paragraph-rsid="001d4ba2"/>
    </style:style>
    <style:style style:name="P9" style:family="paragraph" style:parent-style-name="Heading_20_2">
      <style:text-properties officeooo:paragraph-rsid="0018c189"/>
    </style:style>
    <style:style style:name="P10" style:family="paragraph" style:parent-style-name="Heading_20_2">
      <style:text-properties officeooo:rsid="0018c189" officeooo:paragraph-rsid="0018c189"/>
    </style:style>
    <style:style style:name="P11" style:family="paragraph" style:parent-style-name="Standard">
      <style:text-properties fo:font-size="20pt" officeooo:rsid="001c6dca" officeooo:paragraph-rsid="001c6dca" style:font-size-asian="20pt" style:font-size-complex="20pt"/>
    </style:style>
    <style:style style:name="P12" style:family="paragraph" style:parent-style-name="Heading_20_1">
      <style:text-properties fo:font-size="20pt" officeooo:paragraph-rsid="001c6dca" style:font-size-asian="20pt" style:font-size-complex="20pt"/>
    </style:style>
    <style:style style:name="P13" style:family="paragraph">
      <style:paragraph-properties fo:text-align="start"/>
      <style:text-properties style:text-line-through-style="none" style:text-line-through-type="none" style:font-name="DejaVu Sans Mono" fo:font-size="10pt" fo:font-style="normal" style:text-underline-style="none"/>
    </style:style>
    <style:style style:name="T1" style:family="text">
      <style:text-properties officeooo:rsid="0018c189"/>
    </style:style>
    <style:style style:name="T2" style:family="text">
      <style:text-properties officeooo:rsid="001a8802"/>
    </style:style>
    <style:style style:name="T3" style:family="text">
      <style:text-properties officeooo:rsid="001ea249"/>
    </style:style>
    <style:style style:name="T4" style:family="text">
      <style:text-properties officeooo:rsid="002378a3"/>
    </style:style>
    <style:style style:name="T5" style:family="text">
      <style:text-properties officeooo:rsid="002397d3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068ae6"/>
    </style:style>
    <style:style style:name="T8" style:family="text">
      <style:text-properties style:text-underline-style="none"/>
    </style:style>
    <style:style style:name="T9" style:family="text">
      <style:text-properties officeooo:rsid="00068ae6"/>
    </style:style>
    <style:style style:name="T10" style:family="text">
      <style:text-properties officeooo:rsid="001f4e89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docs.google.com/spreadsheet/formResponse?formkey=dG5mcVdDc3RXRzQzYkRJVW5EbTdlVXc6MQ&amp;theme=0AX42CRMsmRFbUy01ZDc3NWRkZC1mYWQzLTQxYzItYTQ2Yy05OGFmMDE1NGY4ZjY&amp;ifq" xlink:type="simple">
          <form:properties>
            <form:property form:property-name="PropertyChangeNotificationEnabled" office:value-type="boolean" office:boolean-value="true"/>
          </form:properties>
          <form:text form:name="entry.0.single" form:control-implementation="ooo:com.sun.star.form.component.TextField" xml:id="control1" form:id="control1" form:current-value="IES JOAN RAMIS I RAMI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ntry.1.single" form:control-implementation="ooo:com.sun.star.form.component.TextField" xml:id="control2" form:id="control2" form:current-value="Juan Grimalt Piño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ntry.39.single" form:control-implementation="ooo:com.sun.star.form.component.TextField" xml:id="control3" form:id="control3" form:current-value="jgrimalt@iesjoanramis.org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ntry.5.single" form:control-implementation="ooo:com.sun.star.form.component.TextField" xml:id="control4" form:id="control4" form:current-value="iñig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ntry.6.single" form:control-implementation="ooo:com.sun.star.form.component.TextField" xml:id="control5" form:id="control5" form:current-value="sintes gomez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ntry.4.singl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0"/>
              <form:property form:property-name="VScroll" office:value-type="boolean" office:boolean-value="true"/>
            </form:properties>
          </form:textarea>
          <form:text form:name="entry.5.single" form:control-implementation="ooo:com.sun.star.form.component.TextField" xml:id="control7" form:id="control7" form:current-value="marc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ntry.6.single" form:control-implementation="ooo:com.sun.star.form.component.TextField" xml:id="control8" form:id="control8" form:current-value="lopez mol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ntry.8.single" form:control-implementation="ooo:com.sun.star.form.component.TextField" xml:id="control9" form:id="control9" form:current-value="41513805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ntry.5.single" form:control-implementation="ooo:com.sun.star.form.component.TextField" xml:id="control10" form:id="control10" form:current-value="jonathan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ntry.6.single" form:control-implementation="ooo:com.sun.star.form.component.TextField" xml:id="control11" form:id="control11" form:current-value="suarez alvarez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ntry.8.single" form:control-implementation="ooo:com.sun.star.form.component.TextField" xml:id="control12" form:id="control12" form:current-value="41611592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ntry.20.single" form:control-implementation="ooo:com.sun.star.form.component.TextField" xml:id="control13" form:id="control13" form:current-value="Diverx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ntry.8.single" form:control-implementation="ooo:com.sun.star.form.component.TextField" xml:id="control14" form:id="control14" form:current-value="41508627k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Inscripció<text:span text:style-name="T1">n del</text:span> Concurs<text:span text:style-name="T1">o</text:span> Regional <text:span text:style-name="T1">Online - </text:span>Programa<text:span text:style-name="T2">M</text:span>e 201<text:span text:style-name="T5">8</text:span> – <text:span text:style-name="T4">CEEDCV</text:span></text:h>
      <text:p text:style-name="P11">Turno de tarde (1<text:span text:style-name="T4">8</text:span>:00 – <text:span text:style-name="T4">20</text:span>:00) <text:span text:style-name="T5">Jueves</text:span> <text:span text:style-name="T4">8</text:span> de marzo de 201<text:span text:style-name="T5">8</text:span></text:p>
      <text:p text:style-name="P2"/>
      <text:p text:style-name="P6">Recogida de datos de los participantes y centros. Recordad, 1 documento por equipo. </text:p>
      <text:p text:style-name="P6"><text:span text:style-name="T6">Los nombres </text:span><text:span text:style-name="T7">de profesores y alumnos</text:span><text:span text:style-name="T6"> aquí escritos deben ser completos y correctos</text:span><text:span text:style-name="T8">, </text:span>ya que se usarán <text:span text:style-name="T9">si se </text:span>concede diploma. <text:span text:style-name="T10">Remitid este formulario a </text:span><text:a xlink:type="simple" xlink:href="mailto:sergi.programame@gmail.com" text:style-name="Internet_20_link" text:visited-style-name="Visited_20_Internet_20_Link"><text:span text:style-name="T10">sergi.programame@gmail.com</text:span></text:a></text:p>
      <text:h text:style-name="Heading_20_2" text:outline-level="2">Da<text:span text:style-name="T1">tos del centro</text:span></text:h>
      <text:p text:style-name="P2"><text:span text:style-name="T1">NOMBRE DEL CENTRO </text:span><text:s/><text:bookmark text:name="entry_0"/><draw:control text:anchor-type="as-char" draw:z-index="0" draw:style-name="gr1" draw:text-style-name="P13" svg:width="11.239cm" svg:height="0.662cm" draw:control="control1"/></text:p>
      <text:p text:style-name="P2"><text:span text:style-name="T1">NOMBRE DEL PROFESOR RESPONSABLE</text:span> <text:bookmark text:name="entry_1"/><draw:control text:anchor-type="as-char" draw:z-index="1" draw:style-name="gr1" draw:text-style-name="P13" svg:width="7.801cm" svg:height="0.662cm" draw:control="control2"/></text:p>
      <text:p text:style-name="P2"><text:span text:style-name="T1">EMAIL DE PROFESOR RESPONSABLE</text:span> <text:bookmark text:name="entry_39"/><draw:control text:anchor-type="as-char" draw:z-index="2" draw:style-name="gr1" draw:text-style-name="P13" svg:width="8.529cm" svg:height="0.662cm" draw:control="control3"/><text:s/></text:p>
      <text:p text:style-name="P1"><text:span text:style-name="T1">NOMBRE DEL EQUIPO</text:span> <text:bookmark text:name="entry_20"/><draw:control text:anchor-type="as-char" draw:z-index="12" draw:style-name="gr1" draw:text-style-name="P13" svg:width="11.512cm" svg:height="0.662cm" draw:control="control13"/></text:p>
      <text:h text:style-name="P9" text:outline-level="2">Participant<text:span text:style-name="T1">e</text:span> 1</text:h>
      <text:p text:style-name="P2"><text:span text:style-name="T1">NOMBRE</text:span> <text:bookmark text:name="entry_5"/><draw:control text:anchor-type="as-char" draw:z-index="3" draw:style-name="gr1" draw:text-style-name="P13" svg:width="14.004cm" svg:height="0.662cm" draw:control="control4"/></text:p>
      <text:p text:style-name="P4"><text:span text:style-name="T1">APELLIDOS</text:span> <text:bookmark text:name="entry_6"/><draw:control text:anchor-type="as-char" draw:z-index="4" draw:style-name="gr1" draw:text-style-name="P13" svg:width="13.563cm" svg:height="0.662cm" draw:control="control5"/></text:p>
      <text:p text:style-name="P4"><text:bookmark text:name="entry_8"/><text:span text:style-name="T1">DNI/NIE</text:span> <text:bookmark text:name="entry_83"/><draw:control text:anchor-type="as-char" draw:z-index="13" draw:style-name="gr1" draw:text-style-name="P13" svg:width="14.32cm" svg:height="0.662cm" draw:control="control14"/><text:bookmark text:name="entry_84"/></text:p>
      <text:h text:style-name="P9" text:outline-level="2">Participant<text:span text:style-name="T1">e</text:span> <text:span text:style-name="T1">2</text:span></text:h>
      <text:p text:style-name="P3"><text:span text:style-name="T1">NOMBRE</text:span> <text:bookmark text:name="entry_53"/><draw:control text:anchor-type="as-char" draw:z-index="6" draw:style-name="gr1" draw:text-style-name="P13" svg:width="14.004cm" svg:height="0.662cm" draw:control="control7"/></text:p>
      <text:p text:style-name="P3"><text:span text:style-name="T1">APELLIDOS</text:span> <text:bookmark text:name="entry_63"/><draw:control text:anchor-type="as-char" draw:z-index="7" draw:style-name="gr1" draw:text-style-name="P13" svg:width="13.563cm" svg:height="0.662cm" draw:control="control8"/></text:p>
      <text:p text:style-name="P4"><text:span text:style-name="T1">DNI/NIE</text:span> <text:bookmark text:name="entry_81"/><draw:control text:anchor-type="as-char" draw:z-index="8" draw:style-name="gr1" draw:text-style-name="P13" svg:width="14.32cm" svg:height="0.662cm" draw:control="control9"/><text:bookmark text:name="entry_841"/></text:p>
      <text:h text:style-name="P9" text:outline-level="2">Participant<text:span text:style-name="T1">e</text:span> <text:span text:style-name="T1">3</text:span></text:h>
      <text:p text:style-name="P3"><text:span text:style-name="T1">NOMBRE</text:span> <text:bookmark text:name="entry_54"/><draw:control text:anchor-type="as-char" draw:z-index="9" draw:style-name="gr1" draw:text-style-name="P13" svg:width="14.004cm" svg:height="0.662cm" draw:control="control10"/></text:p>
      <text:p text:style-name="P3"><text:span text:style-name="T1">APELLIDOS</text:span> <text:bookmark text:name="entry_64"/><draw:control text:anchor-type="as-char" draw:z-index="10" draw:style-name="gr1" draw:text-style-name="P13" svg:width="13.563cm" svg:height="0.662cm" draw:control="control11"/></text:p>
      <text:p text:style-name="P4"><text:span text:style-name="T1">DNI/NIE</text:span> <text:bookmark text:name="entry_82"/><draw:control text:anchor-type="as-char" draw:z-index="11" draw:style-name="gr1" draw:text-style-name="P13" svg:width="14.32cm" svg:height="0.662cm" draw:control="control12"/></text:p>
      <text:p text:style-name="P8"><text:bookmark text:name="entry_842"/></text:p>
      <text:h text:style-name="P10" text:outline-level="2">OBSERVACIONES</text:h>
      <text:p text:style-name="P2"><text:bookmark text:name="entry_4"/><draw:control text:anchor-type="as-char" draw:z-index="5" draw:style-name="gr1" draw:text-style-name="P13" svg:width="16.352cm" svg:height="3.652cm" draw:control="control6"/></text:p>
      <text:p text:style-name="P2"/>
      <text:h text:style-name="P7" text:outline-level="2"><text:span text:style-name="T3">NOTA: No olvidéis adjuntar en el email el logo del instituto en formato .jpg y tamaño </text:span>50x50.</text:h>
      <text:p text:style-name="P5"/>
      <text:h text:style-name="P7" text:outline-level="2"><text:span text:style-name="T3">NOTA2: En caso de tener mas de un equipo por instituto, adjuntar tantos documentos como equipos tengáis</text:span>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1T12:30:59</meta:creation-date>
    <dc:date>2018-02-22T20:45:15.632000000</dc:date>
    <meta:editing-duration>PT15M21S</meta:editing-duration>
    <meta:editing-cycles>12</meta:editing-cycles>
    <meta:generator>LibreOffice/5.4.2.2$Windows_X86_64 LibreOffice_project/22b09f6418e8c2d508a9eaf86b2399209b0990f4</meta:generator>
    <meta:document-statistic meta:table-count="0" meta:image-count="0" meta:object-count="0" meta:page-count="2" meta:paragraph-count="25" meta:word-count="126" meta:character-count="824" meta:non-whitespace-character-count="704"/>
  </office:meta>
</office:document-meta>
</file>